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B000002B78B2E0289A2950E71.png" manifest:media-type="image/png"/>
  <manifest:file-entry manifest:full-path="Pictures/100002010000023F000004A3F340E19D4C2A0E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64cm" svg:height="25.939cm" svg:x="4.512cm" svg:y="1cm">
          <draw:image xlink:href="Pictures/100002010000023F000004A3F340E19D4C2A0E91.png" xlink:type="simple" xlink:show="embed" xlink:actuate="onLoad">
            <text:p/>
          </draw:image>
        </draw:frame>
        <draw:frame draw:style-name="gr1" draw:text-style-name="P1" draw:layer="layout" svg:width="11.811cm" svg:height="20.123cm" svg:x="4.937cm" svg:y="4.302cm">
          <draw:image xlink:href="Pictures/100002010000028B000002B78B2E0289A2950E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1T13:54:38.558771114</dc:date>
    <meta:editing-duration>PT2M3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